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100003C260000465B60507AA6.wmf"/>
  <manifest:file-entry manifest:media-type="" manifest:full-path="Pictures/200000BC00003EE800002241E645B8AC.wmf"/>
  <manifest:file-entry manifest:media-type="" manifest:full-path="Pictures/2000012600003BD2000034FE0D413A16.wmf"/>
  <manifest:file-entry manifest:media-type="" manifest:full-path="Pictures/"/>
  <manifest:file-entry manifest:media-type="application/x-openoffice-wmf;windows_formatname=&quot;Image WMF&quot;" manifest:full-path="ObjectReplacements/Object 1"/>
  <manifest:file-entry manifest:media-type="application/x-openoffice-wmf;windows_formatname=&quot;Image WMF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cm" fo:padding-bottom="0cm" fo:padding-left="0cm" fo:padding-right="0cm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3.475cm" fo:min-width="0cm" fo:padding-top="0cm" fo:padding-bottom="0cm" fo:padding-left="0cm" fo:padding-right="0cm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154cm" fo:min-width="0cm" fo:padding-top="0cm" fo:padding-bottom="0cm" fo:padding-left="0cm" fo:padding-right="0cm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5.209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visible-area-left="0cm" draw:visible-area-top="0cm" draw:visible-area-width="16.405cm" draw:visible-area-height="10.293cm"/>
    </style:style>
    <style:style style:name="gr8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536cm" fo:min-width="0cm" fo:padding-top="0.13cm" fo:padding-bottom="0.13cm" fo:padding-left="0.25cm" fo:padding-right="0.25cm" draw:shadow="hidden"/>
    </style:style>
    <style:style style:name="gr10" style:family="graphic" style:parent-style-name="standard">
      <style:graphic-properties draw:stroke="solid" svg:stroke-width="0.051cm" svg:stroke-color="#000000" draw:marker-end="msArrowEnd_20_5" draw:marker-end-width="0.21cm" draw:marker-end-center="false" draw:fill="none" draw:fill-color="#ffffff" draw:textarea-horizontal-align="center" draw:textarea-vertical-align="middle" fo:padding-top="0.025cm" fo:padding-bottom="0.025cm" fo:padding-left="0.025cm" fo:padding-right="0.025cm" draw:shadow="hidden"/>
    </style:style>
    <style:style style:name="gr11" style:family="graphic" style:parent-style-name="standard">
      <style:graphic-properties draw:visible-area-left="0cm" draw:visible-area-top="0cm" draw:visible-area-width="16.379cm" draw:visible-area-height="10.267cm"/>
    </style:style>
    <style:style style:name="pr1" style:family="presentation" style:parent-style-name="Default-title">
      <style:graphic-properties draw:stroke="none" draw:fill="none" draw:fill-color="#003366" draw:textarea-horizontal-align="left" draw:textarea-vertical-align="middle" draw:auto-grow-height="true" draw:auto-grow-width="false" fo:min-height="3.51cm" fo:min-width="0cm" fo:padding-top="0cm" fo:padding-bottom="0cm" fo:padding-left="0cm" fo:padding-right="0cm" draw:shadow="hidden" draw:shadow-color="#808080"/>
    </style:style>
    <style:style style:name="pr2" style:family="presentation" style:parent-style-name="Default-subtitle">
      <style:graphic-properties draw:stroke="none" draw:fill="none" draw:fill-color="#003366" draw:textarea-horizontal-align="justify" draw:textarea-vertical-align="middle" draw:auto-grow-height="true" draw:auto-grow-width="false" fo:min-height="13.714cm" fo:min-width="0cm" fo:padding-top="0cm" fo:padding-bottom="0cm" fo:padding-left="0cm" fo:padding-right="0cm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0.628cm" draw:shadow="hidden"/>
    </style:style>
    <style:style style:name="pr4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3.714cm" fo:min-width="0cm" fo:padding-top="0cm" fo:padding-bottom="0cm" fo:padding-left="0cm" fo:padding-right="0cm" draw:shadow="hidden" draw:shadow-color="#808080"/>
    </style:style>
    <style:style style:name="pr5" style:family="presentation" style:parent-style-name="Default-title">
      <style:graphic-properties draw:stroke="none" draw:fill="none" draw:fill-color="#003366" draw:textarea-horizontal-align="justify" draw:textarea-vertical-align="middle" draw:auto-grow-height="true" draw:auto-grow-width="false" fo:min-height="3.51cm" fo:min-width="0cm" fo:padding-top="0cm" fo:padding-bottom="0cm" fo:padding-left="0cm" fo:padding-right="0cm" draw:shadow="hidden" draw:shadow-color="#808080"/>
    </style:style>
    <style:style style:name="pr6" style:family="presentation" style:parent-style-name="Default-title">
      <style:graphic-properties draw:stroke="none" draw:fill="none" draw:fill-color="#003366" draw:textarea-horizontal-align="left" draw:textarea-vertical-align="middle" draw:auto-grow-height="true" draw:auto-grow-width="false" fo:min-height="1.861cm" fo:min-width="0cm" fo:padding-top="0cm" fo:padding-bottom="0cm" fo:padding-left="0cm" fo:padding-right="0cm" draw:shadow="hidden" draw:shadow-color="#808080"/>
    </style:style>
    <style:style style:name="pr7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5.884cm" fo:min-width="0cm" fo:padding-top="0cm" fo:padding-bottom="0cm" fo:padding-left="0cm" fo:padding-right="0cm" draw:shadow="hidden" draw:shadow-color="#808080"/>
    </style:style>
    <style:style style:name="pr8" style:family="presentation" style:parent-style-name="Default-title">
      <style:graphic-properties draw:stroke="none" draw:fill="none" draw:fill-color="#003366" draw:textarea-horizontal-align="left" draw:textarea-vertical-align="middle" draw:auto-grow-height="true" draw:auto-grow-width="false" fo:min-height="2.077cm" fo:min-width="0cm" fo:padding-top="0cm" fo:padding-bottom="0cm" fo:padding-left="0cm" fo:padding-right="0cm" draw:shadow="hidden" draw:shadow-color="#808080"/>
    </style:style>
    <style:style style:name="pr9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4.808cm" fo:min-width="0cm" fo:padding-top="0cm" fo:padding-bottom="0cm" fo:padding-left="0cm" fo:padding-right="0cm" draw:shadow="hidden" draw:shadow-color="#808080"/>
    </style:style>
    <style:style style:name="pr10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5.24cm" fo:min-width="0cm" fo:padding-top="0cm" fo:padding-bottom="0cm" fo:padding-left="0cm" fo:padding-right="0cm" draw:shadow="hidden" draw:shadow-color="#808080"/>
    </style:style>
    <style:style style:name="pr11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6.751cm" fo:min-width="0cm" fo:padding-top="0cm" fo:padding-bottom="0cm" fo:padding-left="0cm" fo:padding-right="0cm" draw:shadow="hidden" draw:shadow-color="#808080"/>
    </style:style>
    <style:style style:name="pr12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2.646cm" fo:min-width="0cm" fo:padding-top="0cm" fo:padding-bottom="0cm" fo:padding-left="0cm" fo:padding-right="0cm" draw:shadow="hidden" draw:shadow-color="#808080"/>
    </style:style>
    <style:style style:name="pr13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5.003cm" fo:min-width="0cm" fo:padding-top="0cm" fo:padding-bottom="0cm" fo:padding-left="0cm" fo:padding-right="0cm" draw:shadow="hidden" draw:shadow-color="#808080"/>
    </style:style>
    <style:style style:name="pr14" style:family="presentation" style:parent-style-name="Default-title">
      <style:graphic-properties draw:stroke="none" draw:fill="none" draw:fill-color="#003366" draw:textarea-horizontal-align="left" draw:textarea-vertical-align="middle" draw:auto-grow-height="true" draw:auto-grow-width="false" fo:min-height="3.501cm" fo:min-width="0cm" fo:padding-top="0cm" fo:padding-bottom="0cm" fo:padding-left="0cm" fo:padding-right="0cm" draw:shadow="hidden" draw:shadow-color="#808080"/>
    </style:style>
    <style:style style:name="pr15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5.439cm" fo:min-width="0cm" fo:padding-top="0cm" fo:padding-bottom="0cm" fo:padding-left="0cm" fo:padding-right="0cm" draw:shadow="hidden" draw:shadow-color="#808080"/>
    </style:style>
    <style:style style:name="pr16" style:family="presentation" style:parent-style-name="Default-notes">
      <style:graphic-properties draw:fill-color="#ffffff" fo:min-height="10.628cm"/>
    </style:style>
    <style:style style:name="pr17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5.443cm" fo:min-width="0cm" fo:padding-top="0cm" fo:padding-bottom="0cm" fo:padding-left="0cm" fo:padding-right="0cm" draw:shadow="hidden" draw:shadow-color="#808080"/>
    </style:style>
    <style:style style:name="pr18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5.566cm" fo:min-width="0cm" fo:padding-top="0cm" fo:padding-bottom="0cm" fo:padding-left="0cm" fo:padding-right="0cm" draw:shadow="hidden" draw:shadow-color="#808080"/>
    </style:style>
    <style:style style:name="pr19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7.088cm" fo:min-width="0cm" fo:padding-top="0cm" fo:padding-bottom="0cm" fo:padding-left="0cm" fo:padding-right="0cm" draw:shadow="hidden" draw:shadow-color="#808080"/>
    </style:style>
    <style:style style:name="pr20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5.39cm" fo:min-width="0cm" fo:padding-top="0cm" fo:padding-bottom="0cm" fo:padding-left="0cm" fo:padding-right="0cm" draw:shadow="hidden" draw:shadow-color="#808080"/>
    </style:style>
    <style:style style:name="pr21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5.507cm" fo:min-width="0cm" fo:padding-top="0cm" fo:padding-bottom="0cm" fo:padding-left="0cm" fo:padding-right="0cm" draw:shadow="hidden" draw:shadow-color="#808080"/>
    </style:style>
    <style:style style:name="pr22" style:family="presentation" style:parent-style-name="Default-title">
      <style:graphic-properties draw:stroke="none" draw:fill="none" draw:fill-color="#003366" draw:textarea-horizontal-align="left" draw:textarea-vertical-align="middle" draw:auto-grow-height="true" draw:auto-grow-width="false" fo:min-height="2.024cm" fo:min-width="0cm" fo:padding-top="0cm" fo:padding-bottom="0cm" fo:padding-left="0cm" fo:padding-right="0cm" draw:shadow="hidden" draw:shadow-color="#808080"/>
    </style:style>
    <style:style style:name="pr23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6.523cm" fo:min-width="0cm" fo:padding-top="0cm" fo:padding-bottom="0cm" fo:padding-left="0cm" fo:padding-right="0cm" draw:shadow="hidden" draw:shadow-color="#808080"/>
    </style:style>
    <style:style style:name="pr24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6.721cm" fo:min-width="0cm" fo:padding-top="0cm" fo:padding-bottom="0cm" fo:padding-left="0cm" fo:padding-right="0cm" draw:shadow="hidden" draw:shadow-color="#808080"/>
    </style:style>
    <style:style style:name="pr25" style:family="presentation" style:parent-style-name="Default-title">
      <style:graphic-properties draw:stroke="none" draw:fill="none" draw:fill-color="#003366" draw:textarea-horizontal-align="left" draw:textarea-vertical-align="middle" draw:auto-grow-height="true" draw:auto-grow-width="false" fo:min-height="2.267cm" fo:min-width="0cm" fo:padding-top="0cm" fo:padding-bottom="0cm" fo:padding-left="0cm" fo:padding-right="0cm" draw:shadow="hidden" draw:shadow-color="#808080"/>
    </style:style>
    <style:style style:name="pr26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4.383cm" fo:min-width="0cm" fo:padding-top="0cm" fo:padding-bottom="0cm" fo:padding-left="0cm" fo:padding-right="0cm" draw:shadow="hidden" draw:shadow-color="#808080"/>
    </style:style>
    <style:style style:name="pr27" style:family="presentation" style:parent-style-name="Default-outline1">
      <style:graphic-properties draw:stroke="none" draw:fill="none" draw:fill-color="#003366" draw:textarea-horizontal-align="left" draw:textarea-vertical-align="top" draw:auto-grow-height="true" draw:auto-grow-width="false" fo:min-height="15.019cm" fo:min-width="0cm" fo:padding-top="0cm" fo:padding-bottom="0cm" fo:padding-left="0cm" fo:padding-right="0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199cm" fo:margin-right="0cm" fo:line-height="100%" text:enable-numbering="false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text:enable-numbering="true" fo:text-indent="-0.9cm"/>
    </style:style>
    <style:style style:name="P6" style:family="paragraph">
      <style:paragraph-properties fo:margin-left="2.398cm" fo:margin-right="0cm" text:enable-numbering="true" fo:text-indent="-0.798cm"/>
    </style:style>
    <style:style style:name="P7" style:family="paragraph">
      <style:paragraph-properties fo:margin-left="1.199cm" fo:margin-right="0cm" fo:text-indent="-0.9cm" style:writing-mode="lr-tb"/>
    </style:style>
    <style:style style:name="P8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fo:margin-left="1.199cm" fo:margin-right="0cm" fo:margin-top="0.101cm" fo:margin-bottom="0.101cm" text:enable-numbering="true" fo:text-indent="-0.9cm"/>
    </style:style>
    <style:style style:name="P10" style:family="paragraph">
      <style:paragraph-properties fo:margin-left="2.398cm" fo:margin-right="0cm" fo:margin-top="0.101cm" fo:margin-bottom="0.101cm" text:enable-numbering="true" fo:text-indent="-0.798cm"/>
    </style:style>
    <style:style style:name="P11" style:family="paragraph">
      <style:paragraph-properties fo:margin-left="1.199cm" fo:margin-right="0cm" fo:margin-top="0.061cm" fo:margin-bottom="0.061cm" fo:line-height="102%" text:enable-numbering="true" fo:text-indent="-0.9cm"/>
    </style:style>
    <style:style style:name="P12" style:family="paragraph">
      <style:paragraph-properties fo:margin-left="2.398cm" fo:margin-right="0cm" fo:margin-top="0.057cm" fo:margin-bottom="0.057cm" fo:line-height="102%" text:enable-numbering="true" fo:text-indent="-0.798cm"/>
    </style:style>
    <style:style style:name="P13" style:family="paragraph">
      <style:paragraph-properties fo:margin-left="1.199cm" fo:margin-right="0cm" fo:margin-top="0.123cm" fo:margin-bottom="0.123cm" fo:line-height="107%" text:enable-numbering="true" fo:text-indent="-0.9cm"/>
    </style:style>
    <style:style style:name="P14" style:family="paragraph">
      <style:paragraph-properties fo:margin-left="0cm" fo:margin-right="0cm" fo:line-height="100%" text:enable-numbering="false" fo:text-indent="0cm" style:line-break="strict"/>
    </style:style>
    <style:style style:name="P15" style:family="paragraph">
      <style:paragraph-properties style:writing-mode="lr-tb"/>
    </style:style>
    <style:style style:name="P16" style:family="paragraph">
      <style:paragraph-properties fo:margin-left="1.199cm" fo:margin-right="0cm" fo:margin-top="0.202cm" fo:margin-bottom="0.202cm" text:enable-numbering="true" fo:text-indent="-0.9cm"/>
    </style:style>
    <style:style style:name="P17" style:family="paragraph">
      <style:paragraph-properties fo:margin-left="2.398cm" fo:margin-right="0cm" fo:margin-top="0.202cm" fo:margin-bottom="0.202cm" text:enable-numbering="true" fo:text-indent="-0.798cm"/>
    </style:style>
    <style:style style:name="P18" style:family="paragraph">
      <style:paragraph-properties fo:margin-left="1.199cm" fo:margin-right="0cm" fo:margin-top="0.299cm" fo:margin-bottom="0.299cm" text:enable-numbering="true" fo:text-indent="-0.9cm"/>
    </style:style>
    <style:style style:name="P19" style:family="paragraph">
      <style:paragraph-properties fo:margin-left="1.199cm" fo:margin-right="0cm" fo:margin-top="0.211cm" fo:margin-bottom="0.211cm" fo:line-height="107%" text:enable-numbering="true" fo:text-indent="-0.9cm"/>
    </style:style>
    <style:style style:name="P20" style:family="paragraph">
      <style:paragraph-properties fo:margin-left="2.398cm" fo:margin-right="0cm" fo:margin-top="0.194cm" fo:margin-bottom="0.194cm" fo:line-height="107%" text:enable-numbering="true" fo:text-indent="-0.798cm"/>
    </style:style>
    <style:style style:name="P21" style:family="paragraph">
      <style:paragraph-properties fo:margin-left="2.398cm" fo:margin-right="0cm" fo:margin-top="0.299cm" fo:margin-bottom="0.299cm" text:enable-numbering="true" fo:text-indent="-0.798cm"/>
    </style:style>
    <style:style style:name="P22" style:family="paragraph">
      <style:paragraph-properties fo:margin-left="1.199cm" fo:margin-right="0cm" fo:margin-top="0.061cm" fo:margin-bottom="0.061cm" fo:line-height="89%" text:enable-numbering="true" fo:text-indent="-0.9cm"/>
    </style:style>
    <style:style style:name="P23" style:family="paragraph">
      <style:paragraph-properties fo:margin-left="2.398cm" fo:margin-right="0cm" fo:margin-top="0.057cm" fo:margin-bottom="0.057cm" fo:line-height="89%" text:enable-numbering="true" fo:text-indent="-0.798cm"/>
    </style:style>
    <style:style style:name="P24" style:family="paragraph">
      <style:paragraph-properties fo:text-align="center"/>
      <style:text-properties fo:font-size="24pt"/>
    </style:style>
    <style:style style:name="P25" style:family="paragraph">
      <style:paragraph-properties fo:margin-left="1.199cm" fo:margin-right="0cm" fo:margin-top="0.233cm" fo:margin-bottom="0.233cm" fo:line-height="107%" text:enable-numbering="true" fo:text-indent="-0.9cm"/>
    </style:style>
    <style:style style:name="P26" style:family="paragraph">
      <style:paragraph-properties fo:margin-left="2.398cm" fo:margin-right="0cm" fo:margin-top="0.216cm" fo:margin-bottom="0.216cm" fo:line-height="107%" text:enable-numbering="true" fo:text-indent="-0.798cm"/>
    </style:style>
    <style:style style:name="P27" style:family="paragraph">
      <style:paragraph-properties fo:margin-left="1.199cm" fo:margin-right="0cm" fo:margin-top="0.061cm" fo:margin-bottom="0.061cm" fo:line-height="107%" text:enable-numbering="true" fo:text-indent="-0.9cm"/>
    </style:style>
    <style:style style:name="P28" style:family="paragraph">
      <style:paragraph-properties fo:margin-left="2.398cm" fo:margin-right="0cm" fo:margin-top="0.057cm" fo:margin-bottom="0.057cm" fo:line-height="107%" text:enable-numbering="true" fo:text-indent="-0.798cm"/>
    </style:style>
    <style:style style:name="P29" style:family="paragraph">
      <style:paragraph-properties fo:margin-left="0cm" fo:margin-right="0cm" text:enable-numbering="false" fo:text-indent="0cm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1.199cm" fo:margin-right="0cm" fo:margin-top="0.202cm" fo:margin-bottom="0.202cm" fo:line-height="89%" text:enable-numbering="true" fo:text-indent="-0.9cm"/>
    </style:style>
    <style:style style:name="P31" style:family="paragraph">
      <style:paragraph-properties fo:margin-left="2.398cm" fo:margin-right="0cm" fo:margin-top="0.202cm" fo:margin-bottom="0.202cm" fo:line-height="89%" text:enable-numbering="true" fo:text-indent="-0.798cm"/>
    </style:style>
    <style:style style:name="P32" style:family="paragraph">
      <style:paragraph-properties fo:margin-left="1.199cm" fo:margin-right="0cm" fo:margin-top="0.141cm" fo:margin-bottom="0.141cm" text:enable-numbering="true" fo:text-indent="-0.9cm"/>
    </style:style>
    <style:style style:name="P33" style:family="paragraph">
      <style:paragraph-properties fo:margin-left="2.398cm" fo:margin-right="0cm" fo:margin-top="0.141cm" fo:margin-bottom="0.141cm" text:enable-numbering="true" fo:text-indent="-0.798cm"/>
    </style:style>
    <style:style style:name="P34" style:family="paragraph">
      <style:paragraph-properties fo:text-align="center"/>
    </style:style>
    <style:style style:name="P35" style:family="paragraph">
      <style:paragraph-properties fo:margin-left="1.199cm" fo:margin-right="0cm" fo:margin-top="0.401cm" fo:margin-bottom="0.401cm" text:enable-numbering="true" fo:text-indent="-0.9cm"/>
    </style:style>
    <style:style style:name="T1" style:family="text">
      <style:text-properties fo:font-family="Arial" style:font-family-generic="swiss" style:font-pitch="variable" fo:font-weight="bold"/>
    </style:style>
    <style:style style:name="T2" style:family="text">
      <style:text-properties fo:color="#ccccff" fo:font-family="Arial" style:font-family-generic="swiss" style:font-pitch="variable" fo:font-size="24pt" fo:font-weight="bold" style:font-size-asian="24pt" style:font-size-complex="24pt"/>
    </style:style>
    <style:style style:name="T3" style:family="text">
      <style:text-properties fo:font-family="Arial" style:font-family-generic="swiss" style:font-pitch="variable" fo:font-size="24pt" fo:font-weight="bold" style:font-size-asian="24pt" style:font-size-complex="24pt"/>
    </style:style>
    <style:style style:name="T4" style:family="text">
      <style:text-properties fo:font-family="Arial" style:font-family-generic="swiss" style:font-pitch="variable" fo:font-size="26pt" fo:font-weight="bold" style:font-size-asian="26pt" style:font-size-complex="26pt"/>
    </style:style>
    <style:style style:name="T5" style:family="text">
      <style:text-properties fo:font-family="Arial" style:font-family-generic="swiss" style:font-pitch="variable" fo:font-size="28pt" fo:font-weight="bold" style:font-size-asian="28pt" style:font-size-complex="28pt"/>
    </style:style>
    <style:style style:name="T6" style:family="text">
      <style:text-properties fo:font-family="Arial" style:font-family-generic="swiss" style:font-pitch="variable" fo:font-size="18pt" fo:font-weight="bold" style:font-size-asian="28pt" style:font-size-complex="28pt"/>
    </style:style>
    <style:style style:name="T7" style:family="text">
      <style:text-properties fo:color="#ffff00"/>
    </style:style>
    <style:style style:name="T8" style:family="text">
      <style:text-properties fo:color="#ff3333"/>
    </style:style>
    <style:style style:name="T9" style:family="text">
      <style:text-properties fo:color="#ffff00" fo:font-style="italic"/>
    </style:style>
    <style:style style:name="T10" style:family="text">
      <style:text-properties fo:color="#ffffff" fo:font-family="Arial" style:font-family-generic="swiss" style:font-pitch="variable" fo:font-size="22pt" fo:font-weight="bold" style:font-size-asian="22pt" style:font-size-complex="22pt"/>
    </style:style>
    <style:style style:name="T11" style:family="text">
      <style:text-properties fo:color="#ffff00" fo:font-family="Arial" style:font-family-generic="swiss" style:font-pitch="variable" fo:font-size="22pt" fo:font-weight="bold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00" fo:font-size="24pt" style:font-size-asian="24pt" style:font-size-complex="24pt"/>
    </style:style>
    <style:style style:name="T14" style:family="text">
      <style:text-properties fo:color="#ffff00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ffffff" fo:font-family="Arial" style:font-family-generic="swiss" style:font-pitch="variable" fo:font-size="22pt" fo:font-style="italic" fo:font-weight="bold" style:font-size-asian="22pt" style:font-size-complex="22pt"/>
    </style:style>
    <style:style style:name="T17" style:family="text">
      <style:text-properties fo:color="#ffff00" fo:font-family="Arial" style:font-family-generic="swiss" style:font-pitch="variable" fo:font-size="22pt" fo:font-style="italic" fo:font-weight="bold" style:font-size-asian="22pt" style:font-size-complex="22pt"/>
    </style:style>
    <style:style style:name="T18" style:family="text">
      <style:text-properties fo:font-family="'Courier New'" style:font-family-generic="modern" style:font-pitch="fixed"/>
    </style:style>
    <style:style style:name="T19" style:family="text">
      <style:text-properties fo:language="en" fo:country="US"/>
    </style:style>
    <style:style style:name="T20" style:family="text">
      <style:text-properties fo:font-size="28pt" fo:language="en" fo:country="US" style:font-size-asian="28pt" style:font-size-complex="28pt"/>
    </style:style>
    <style:style style:name="T21" style:family="text">
      <style:text-properties fo:font-family="'Courier New'" style:font-family-generic="modern" style:font-pitch="fixed" fo:font-size="28pt" fo:language="en" fo:country="US" style:font-size-asian="28pt" style:font-size-complex="28pt"/>
    </style:style>
    <style:style style:name="T22" style:family="text">
      <style:text-properties fo:font-size="26pt" fo:language="en" fo:country="US" style:font-size-asian="26pt" style:font-size-complex="26pt"/>
    </style:style>
    <style:style style:name="T23" style:family="text">
      <style:text-properties fo:font-style="italic"/>
    </style:style>
    <style:style style:name="T24" style:family="text">
      <style:text-properties fo:color="#000000" fo:font-family="Arial" style:font-family-generic="swiss" style:font-pitch="variable" fo:font-size="20pt" fo:font-style="italic" style:font-size-asian="20pt" style:font-size-complex="20pt"/>
    </style:style>
    <text:list-style style:name="L1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e6e6e6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e6e6e6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e6e6e6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e6e6e6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e6e6e6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e6e6e6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e6e6e6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e6e6e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nguage-level Transactions for Modular Reliable System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Language-level Transactions for Modular Reliable Systems</text:p>
          </draw:text-box>
        </draw:frame>
        <draw:frame presentation:style-name="pr2" draw:text-style-name="P2" draw:layer="layout" svg:width="24.368cm" svg:height="13.714cm" svg:x="2.059cm" svg:y="5.45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C. Scott Ananian <text:s text:c="3"/>Martin Rinar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<text:a xlink:href="mailto:cananian@csail.mit.edu">cananian@csail.mit.edu</text:a></text:span><text:span text:style-name="T3"> <text:s text:c="2"/></text:span><text:span text:style-name="T2"><text:a xlink:href="mailto:rinard@csail.mit.edu">rinard@csail.mit.edu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Computer Science and Artificial Intelligence Labora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Massachusetts Institute of Technolog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HPEC 200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>This research supported by DARPA/AFRL Contract F33615-00-C-1692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Outline</text:p>
          </draw:text-box>
        </draw:frame>
        <draw:frame presentation:style-name="pr4" draw:text-style-name="P7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<text:span text:style-name="T7">Problems with traditional software development</text:span></text:p>
              </text:list-item>
            </text:list>
            <text:list text:style-name="L3">
              <text:list-item>
                <text:list>
                  <text:list-item>
                    <text:p text:style-name="P6">lock orde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roper atomic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ault-toler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riority inversion</text:p>
                  </text:list-item>
                </text:list>
              </text:list-item>
            </text:list>
            <text:list text:style-name="L3">
              <text:list-item>
                <text:p text:style-name="P5">Language-level Transactions</text:p>
              </text:list-item>
            </text:list>
            <text:list text:style-name="L3">
              <text:list-item>
                <text:p text:style-name="P5">How?</text:p>
              </text:list-item>
            </text:list>
            <text:list text:style-name="L3">
              <text:list-item>
                <text:list>
                  <text:list-item>
                    <text:p text:style-name="P6">Software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Hardware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oth!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2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rogramming Reliable Systems (is hard)" draw:style-name="dp1" draw:master-page-name="Default" presentation:presentation-page-layout-name="AL3T19">
        <office:forms form:automatic-focus="false" form:apply-design-mode="false"/>
        <draw:frame presentation:style-name="pr5" draw:text-style-name="P2" draw:layer="layout" svg:width="23.914cm" svg:height="3.51cm" svg:x="2.059cm" svg:y="6.888cm" presentation:class="title" presentation:user-transformed="true">
          <draw:text-box>
            <text:p text:style-name="P8">Programming Reliable Systems<text:line-break/>(is hard)</text:p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3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Conventional Locking: Ordering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Conventional Locking: Ordering</text:p>
          </draw:text-box>
        </draw:frame>
        <draw:frame presentation:style-name="pr4" draw:text-style-name="P7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9">When more than one object is involved in a critical region, <text:span text:style-name="T7">deadlocks may occur</text:span>!</text:p>
              </text:list-item>
            </text:list>
            <text:list text:style-name="L3">
              <text:list-item>
                <text:list>
                  <text:list-item>
                    <text:p text:style-name="P10">Thread 1 grabs A then tries to grab 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read 2 grabs B then tries to grab 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 progress possible!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Solution: all locks ordered</text:span></text:p>
              </text:list-item>
            </text:list>
            <text:list text:style-name="L3">
              <text:list-item>
                <text:list>
                  <text:list-item>
                    <text:p text:style-name="P10">A before 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read 1 grabs A then 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read 2 grabs A then 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 deadlo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4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914cm" svg:height="1.861cm" svg:x="2.059cm" svg:y="0.785cm" presentation:class="title" presentation:user-transformed="true">
          <draw:text-box>
            <text:p text:style-name="P1">Conventional Locking: Ordering</text:p>
          </draw:text-box>
        </draw:frame>
        <draw:frame presentation:style-name="pr7" draw:text-style-name="P7" draw:layer="layout" svg:width="24.368cm" svg:height="15.884cm" svg:x="2.059cm" svg:y="3.294cm" presentation:class="outline" presentation:user-transformed="true">
          <draw:text-box>
            <text:list text:style-name="L3">
              <text:list-item>
                <text:p text:style-name="P11">Maintaining lock order is a lot of work!</text:p>
              </text:list-item>
            </text:list>
            <text:list text:style-name="L3">
              <text:list-item>
                <text:p text:style-name="P11">Programmer must choose, document, and rigorously adhere to a <text:span text:style-name="T7">global</text:span> locking protocol for each object type</text:p>
              </text:list-item>
            </text:list>
            <text:list text:style-name="L3">
              <text:list-item>
                <text:list>
                  <text:list-item>
                    <text:p text:style-name="P12"><text:s/><text:span text:style-name="T8">development overhead!</text:span></text:p>
                  </text:list-item>
                </text:list>
              </text:list-item>
            </text:list>
            <text:list text:style-name="L3">
              <text:list-item>
                <text:p text:style-name="P11">All symmetric locked objects must include lock order field, which must be assigned uniquely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space overhead!</text:span></text:p>
                  </text:list-item>
                </text:list>
              </text:list-item>
            </text:list>
            <text:list text:style-name="L3">
              <text:list-item>
                <text:p text:style-name="P11">Every multi-object lock operation must include proper conditionals</text:p>
              </text:list-item>
            </text:list>
            <text:list text:style-name="L3">
              <text:list-item>
                <text:list>
                  <text:list-item>
                    <text:p text:style-name="P12">which lock do I take first? <text:s/>which do I take next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execution-time overhead!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No exception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5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Multi-object atomic updat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Multi-object atomic update</text:p>
          </draw:text-box>
        </draw:frame>
        <draw:frame presentation:style-name="pr4" draw:text-style-name="P7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13">Programmer's mental model of locks can be faulty</text:p>
              </text:list-item>
            </text:list>
            <text:list text:style-name="L3">
              <text:list-item>
                <text:p text:style-name="P13"><text:span text:style-name="T7">Monitor synchronization</text:span>: associates locks with objects</text:p>
              </text:list-item>
            </text:list>
            <text:list text:style-name="L3">
              <text:list-item>
                <text:p text:style-name="P13">Promises modularity: locking code stays with encapsulated object implementation</text:p>
              </text:list-item>
            </text:list>
            <text:list text:style-name="L3">
              <text:list-item>
                <text:p text:style-name="P13">Often breaks down for multiple-object scenarios</text:p>
              </text:list-item>
            </text:list>
            <text:list text:style-name="L3">
              <text:list-item>
                <text:p text:style-name="P13">End result: <text:span text:style-name="T7">unreliable software, broken modular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6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A problem with multiple objects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3.914cm" svg:height="2.077cm" svg:x="2.059cm" svg:y="0.785cm" presentation:class="title" presentation:user-transformed="true">
          <draw:text-box>
            <text:p text:style-name="P1">A problem with multiple objects</text:p>
          </draw:text-box>
        </draw:frame>
        <draw:frame draw:style-name="gr1" draw:text-style-name="P15" draw:layer="layout" svg:width="22.41cm" svg:height="15.628cm" svg:x="3.4cm" svg:y="3.563cm">
          <draw:text-box>
            <text:p text:style-name="P14"><text:span text:style-name="T10">public final class </text:span><text:span text:style-name="T11">StringBuffer</text:span><text:span text:style-name="T10"> ... {</text:span></text:p>
            <text:p text:style-name="P14"><text:span text:style-name="T10"><text:s text:c="2"/></text:span><text:span text:style-name="T10">private char value[ ];</text:span></text:p>
            <text:p text:style-name="P14"><text:span text:style-name="T10"><text:s text:c="2"/></text:span><text:span text:style-name="T10">private int count;</text:span></text:p>
            <text:p text:style-name="P14"><text:span text:style-name="T10"><text:s text:c="2"/></text:span><text:span text:style-name="T10">...</text:span></text:p>
            <text:p text:style-name="P14"><text:span text:style-name="T10"><text:s text:c="2"/></text:span><text:span text:style-name="T10">public </text:span><text:span text:style-name="T11">synchronized</text:span><text:span text:style-name="T10"> StringBuffer append(StringBuffer sb) {</text:span></text:p>
            <text:p text:style-name="P14"><text:span text:style-name="T10"><text:s text:c="4"/></text:span><text:span text:style-name="T10">...</text:span></text:p>
            <text:p text:style-name="P14"><text:span text:style-name="T11">A:</text:span><text:span text:style-name="T10">int len = sb.length();</text:span></text:p>
            <text:p text:style-name="P14"><text:span text:style-name="T10"><text:s text:c="4"/></text:span><text:span text:style-name="T10">int newcount = count + len;</text:span></text:p>
            <text:p text:style-name="P14"><text:span text:style-name="T10"><text:s text:c="4"/></text:span><text:span text:style-name="T10">if (newcount &gt; value.length)</text:span></text:p>
            <text:p text:style-name="P14"><text:span text:style-name="T10"><text:s text:c="6"/></text:span><text:span text:style-name="T10">expandCapacity(newcount);</text:span></text:p>
            <text:p text:style-name="P14"><text:span text:style-name="T10"><text:s text:c="4"/></text:span><text:span text:style-name="T10">// next statement may use state len</text:span></text:p>
            <text:p text:style-name="P14"><text:span text:style-name="T11">B:</text:span><text:span text:style-name="T10">sb.getChars(0, len, value, count);</text:span></text:p>
            <text:p text:style-name="P14"><text:span text:style-name="T10"><text:s text:c="4"/></text:span><text:span text:style-name="T10">count = newcount;</text:span></text:p>
            <text:p text:style-name="P14"><text:span text:style-name="T10"><text:s text:c="4"/></text:span><text:span text:style-name="T10">return this;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public </text:span><text:span text:style-name="T11">synchronized</text:span><text:span text:style-name="T10"> int length() { return count; }</text:span></text:p>
            <text:p text:style-name="P14"><text:span text:style-name="T10"><text:s text:c="2"/></text:span><text:span text:style-name="T10">public </text:span><text:span text:style-name="T11">synchronized</text:span><text:span text:style-name="T10"> void getChars(...) { ... }</text:span></text:p>
            <text:p text:style-name="P14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7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Fault-tolerance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Fault-tolerance</text:p>
          </draw:text-box>
        </draw:frame>
        <draw:frame presentation:style-name="pr4" draw:text-style-name="P7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16">Locks are <text:span text:style-name="T7">irreversible</text:span></text:p>
              </text:list-item>
            </text:list>
            <text:list text:style-name="L3">
              <text:list-item>
                <text:p text:style-name="P16">When a thread fails holding a lock, the system will crash</text:p>
              </text:list-item>
            </text:list>
            <text:list text:style-name="L3">
              <text:list-item>
                <text:list>
                  <text:list-item>
                    <text:p text:style-name="P17">it's only a matter of time before someone else attempts to grab that lock</text:p>
                  </text:list-item>
                </text:list>
              </text:list-item>
            </text:list>
            <text:list text:style-name="L3">
              <text:list-item>
                <text:p text:style-name="P16">What are the proper semantics for exceptions thrown within a critical region?</text:p>
              </text:list-item>
            </text:list>
            <text:list text:style-name="L3">
              <text:list-item>
                <text:list>
                  <text:list-item>
                    <text:p text:style-name="P17">data structure consistency not guaranteed</text:p>
                  </text:list-item>
                </text:list>
              </text:list-item>
            </text:list>
            <text:list text:style-name="L3">
              <text:list-item>
                <text:p text:style-name="P16">Asynchronous excep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8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riority Invers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Priority Inversion</text:p>
          </draw:text-box>
        </draw:frame>
        <draw:frame presentation:style-name="pr4" draw:text-style-name="P7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18">Well-known problem with locks</text:p>
              </text:list-item>
            </text:list>
            <text:list text:style-name="L3">
              <text:list-item>
                <text:p text:style-name="P18">Described by Lampson/Redell in 1980 (Mesa)</text:p>
              </text:list-item>
            </text:list>
            <text:list text:style-name="L3">
              <text:list-item>
                <text:p text:style-name="P18">Mars Pathfinder in 1997, etc, etc, etc</text:p>
              </text:list-item>
            </text:list>
            <text:list text:style-name="L3">
              <text:list-item>
                <text:p text:style-name="P18">Low-priority task takes a lock needed by a high-priority task -&gt; the <text:span text:style-name="T7">high priority task must wait</text:span>!</text:p>
              </text:list-item>
            </text:list>
            <text:list text:style-name="L3">
              <text:list-item>
                <text:p text:style-name="P18">Clumsy solution: the low priority task must become high priority</text:p>
              </text:list-item>
            </text:list>
            <text:list text:style-name="L3">
              <text:list-item>
                <text:p text:style-name="P18">What if the low priority task takes a long tim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9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Outline</text:p>
          </draw:text-box>
        </draw:frame>
        <draw:frame presentation:style-name="pr4" draw:text-style-name="P7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Problems with traditional software development</text:p>
              </text:list-item>
            </text:list>
            <text:list text:style-name="L3">
              <text:list-item>
                <text:list>
                  <text:list-item>
                    <text:p text:style-name="P6">lock orde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roper atomic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ault-toler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riority inversion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7">Language-level Transactions</text:span></text:p>
              </text:list-item>
            </text:list>
            <text:list text:style-name="L3">
              <text:list-item>
                <text:p text:style-name="P5">How?</text:p>
              </text:list-item>
            </text:list>
            <text:list text:style-name="L3">
              <text:list-item>
                <text:list>
                  <text:list-item>
                    <text:p text:style-name="P6">Software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Hardware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oth!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0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rogramming Reliable Systems (is easy?)" draw:style-name="dp1" draw:master-page-name="Default" presentation:presentation-page-layout-name="AL3T19">
        <office:forms form:automatic-focus="false" form:apply-design-mode="false"/>
        <draw:frame presentation:style-name="pr5" draw:text-style-name="P2" draw:layer="layout" svg:width="23.914cm" svg:height="3.51cm" svg:x="2.059cm" svg:y="6.888cm" presentation:class="title" presentation:user-transformed="true">
          <draw:text-box>
            <text:p text:style-name="P8">Programming Reliable Systems<text:line-break/>(is easy?)</text:p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1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Language-level Transaction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Language-level Transactions</text:p>
          </draw:text-box>
        </draw:frame>
        <draw:frame presentation:style-name="pr4" draw:text-style-name="P7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16">Locks are the wrong model for expressing synchronization!</text:p>
              </text:list-item>
            </text:list>
            <text:list text:style-name="L3">
              <text:list-item>
                <text:p text:style-name="P16"><text:span text:style-name="T7">Atomicity</text:span> is a more natural (and modular) way to specifying the system</text:p>
              </text:list-item>
            </text:list>
            <text:list text:style-name="L3">
              <text:list-item>
                <text:p text:style-name="P16">Let's use <text:span text:style-name="T7">transactions</text:span> to implement atomic regions</text:p>
              </text:list-item>
            </text:list>
            <text:list text:style-name="L3">
              <text:list-item>
                <text:p text:style-name="P16">What sort of transactions do we wan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2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Transactions (definition)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Transactions (definition)</text:p>
          </draw:text-box>
        </draw:frame>
        <draw:frame presentation:style-name="pr9" draw:text-style-name="P7" draw:layer="layout" svg:width="24.368cm" svg:height="14.808cm" svg:x="2.059cm" svg:y="4.361cm" presentation:class="outline" presentation:user-transformed="true">
          <draw:text-box>
            <text:list text:style-name="L3">
              <text:list-item>
                <text:p text:style-name="P18">A transaction is a sequence of loads and stores that either <text:span text:style-name="T7">commits</text:span> or <text:span text:style-name="T7">aborts</text:span></text:p>
              </text:list-item>
            </text:list>
            <text:list text:style-name="L3">
              <text:list-item>
                <text:p text:style-name="P18">If a transaction commits, all the loads and stores appear to have executed <text:span text:style-name="T7">atomically</text:span></text:p>
              </text:list-item>
            </text:list>
            <text:list text:style-name="L3">
              <text:list-item>
                <text:p text:style-name="P18">If a transaction aborts, none of its stores take effect</text:p>
              </text:list-item>
            </text:list>
            <text:list text:style-name="L3">
              <text:list-item>
                <text:p text:style-name="P18">Transaction operations aren't visible until they commit or abort</text:p>
              </text:list-item>
            </text:list>
            <text:list text:style-name="L3">
              <text:list-item>
                <text:p text:style-name="P18">Simplified version of traditional ACID database transactions (no durability, for examp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3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Non-blocking synchronizat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Non-blocking synchronization</text:p>
          </draw:text-box>
        </draw:frame>
        <draw:frame presentation:style-name="pr10" draw:text-style-name="P7" draw:layer="layout" svg:width="24.368cm" svg:height="15.24cm" svg:x="2.059cm" svg:y="4.15cm" presentation:class="outline" presentation:user-transformed="true">
          <draw:text-box>
            <text:list text:style-name="L3">
              <text:list-item>
                <text:p text:style-name="P19"><text:span text:style-name="T12">Although transactions can be implemented with mutual exclusion (locks), we are interested only in </text:span><text:span text:style-name="T13">non-blocking</text:span><text:span text:style-name="T12"> implementations.</text:span></text:p>
              </text:list-item>
            </text:list>
            <text:list text:style-name="L3">
              <text:list-item>
                <text:p text:style-name="P19"><text:span text:style-name="T12">In a non-blocking implementation, the failure of one process cannot prevent other processes from making progress. <text:s/>This leads to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4">Scalable parallelis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4">Fault-toler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4">Safety</text:span><text:span text:style-name="T15">: freedom from some problems which require careful bookkeeping with locks, including priority inversion and deadlocks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2">Little known requirement: limits on trans. suici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4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Making StringBuffer atomic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3.914cm" svg:height="2.077cm" svg:x="2.059cm" svg:y="0.785cm" presentation:class="title" presentation:user-transformed="true">
          <draw:text-box>
            <text:p text:style-name="P1">Making StringBuffer atomic</text:p>
          </draw:text-box>
        </draw:frame>
        <draw:frame draw:style-name="gr1" draw:text-style-name="P15" draw:layer="layout" svg:width="22.41cm" svg:height="15.628cm" svg:x="3.4cm" svg:y="3.563cm">
          <draw:text-box>
            <text:p text:style-name="P14"><text:span text:style-name="T10">public final class StringBuffer ... {</text:span></text:p>
            <text:p text:style-name="P14"><text:span text:style-name="T10"><text:s text:c="2"/></text:span><text:span text:style-name="T10">private char value[ ];</text:span></text:p>
            <text:p text:style-name="P14"><text:span text:style-name="T10"><text:s text:c="2"/></text:span><text:span text:style-name="T10">private int count;</text:span></text:p>
            <text:p text:style-name="P14"><text:span text:style-name="T10"><text:s text:c="2"/></text:span><text:span text:style-name="T10">...</text:span></text:p>
            <text:p text:style-name="P14"><text:span text:style-name="T10"><text:s text:c="2"/></text:span><text:span text:style-name="T10">public </text:span><text:span text:style-name="T11">synchronized</text:span><text:span text:style-name="T10"> StringBuffer append(StringBuffer sb) {</text:span></text:p>
            <text:p text:style-name="P14"><text:span text:style-name="T10"><text:s text:c="4"/></text:span><text:span text:style-name="T10">...</text:span></text:p>
            <text:p text:style-name="P14"><text:span text:style-name="T11">A:</text:span><text:span text:style-name="T10">int len = sb.length();</text:span></text:p>
            <text:p text:style-name="P14"><text:span text:style-name="T10"><text:s text:c="4"/></text:span><text:span text:style-name="T10">int newcount = count + len;</text:span></text:p>
            <text:p text:style-name="P14"><text:span text:style-name="T10"><text:s text:c="4"/></text:span><text:span text:style-name="T10">if (newcount &gt; value.length)</text:span></text:p>
            <text:p text:style-name="P14"><text:span text:style-name="T10"><text:s text:c="6"/></text:span><text:span text:style-name="T10">expandCapacity(newcount);</text:span></text:p>
            <text:p text:style-name="P14"><text:span text:style-name="T10"><text:s text:c="4"/></text:span><text:span text:style-name="T10">// next statement may use state len</text:span></text:p>
            <text:p text:style-name="P14"><text:span text:style-name="T11">B:</text:span><text:span text:style-name="T10">sb.getChars(0, len, value, count);</text:span></text:p>
            <text:p text:style-name="P14"><text:span text:style-name="T10"><text:s text:c="4"/></text:span><text:span text:style-name="T10">count = newcount;</text:span></text:p>
            <text:p text:style-name="P14"><text:span text:style-name="T10"><text:s text:c="4"/></text:span><text:span text:style-name="T10">return this;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public </text:span><text:span text:style-name="T11">synchronized</text:span><text:span text:style-name="T10"> int length() { return count; }</text:span></text:p>
            <text:p text:style-name="P14"><text:span text:style-name="T10"><text:s text:c="2"/></text:span><text:span text:style-name="T10">public </text:span><text:span text:style-name="T11">synchronized</text:span><text:span text:style-name="T10"> void getChars(...) { ... }</text:span></text:p>
            <text:p text:style-name="P14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5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3.914cm" svg:height="2.077cm" svg:x="2.059cm" svg:y="0.785cm" presentation:class="title" presentation:user-transformed="true">
          <draw:text-box>
            <text:p text:style-name="P1">Making StringBuffer atomic</text:p>
          </draw:text-box>
        </draw:frame>
        <draw:frame draw:style-name="gr1" draw:text-style-name="P15" draw:layer="layout" svg:width="22.41cm" svg:height="15.628cm" svg:x="3.4cm" svg:y="3.563cm">
          <draw:text-box>
            <text:p text:style-name="P14"><text:span text:style-name="T10">public final class StringBuffer ... {</text:span></text:p>
            <text:p text:style-name="P14"><text:span text:style-name="T10"><text:s text:c="2"/></text:span><text:span text:style-name="T10">private char value[ ];</text:span></text:p>
            <text:p text:style-name="P14"><text:span text:style-name="T10"><text:s text:c="2"/></text:span><text:span text:style-name="T10">private int count;</text:span></text:p>
            <text:p text:style-name="P14"><text:span text:style-name="T10"><text:s text:c="2"/></text:span><text:span text:style-name="T10">...</text:span></text:p>
            <text:p text:style-name="P14"><text:span text:style-name="T10"><text:s text:c="2"/></text:span><text:span text:style-name="T10">public </text:span><text:span text:style-name="T11">atomic</text:span><text:span text:style-name="T10"> StringBuffer append(StringBuffer sb) {</text:span></text:p>
            <text:p text:style-name="P14"><text:span text:style-name="T10"><text:s text:c="4"/></text:span><text:span text:style-name="T10">...</text:span></text:p>
            <text:p text:style-name="P14"><text:span text:style-name="T11">A:</text:span><text:span text:style-name="T10">int len = sb.length();</text:span></text:p>
            <text:p text:style-name="P14"><text:span text:style-name="T10"><text:s text:c="4"/></text:span><text:span text:style-name="T10">int newcount = count + len;</text:span></text:p>
            <text:p text:style-name="P14"><text:span text:style-name="T10"><text:s text:c="4"/></text:span><text:span text:style-name="T10">if (newcount &gt; value.length)</text:span></text:p>
            <text:p text:style-name="P14"><text:span text:style-name="T10"><text:s text:c="6"/></text:span><text:span text:style-name="T10">expandCapacity(newcount);</text:span></text:p>
            <text:p text:style-name="P14"><text:span text:style-name="T10"><text:s text:c="4"/></text:span><text:span text:style-name="T10">// next statement may use state len</text:span></text:p>
            <text:p text:style-name="P14"><text:span text:style-name="T11">B:</text:span><text:span text:style-name="T10">sb.getChars(0, len, value, count);</text:span></text:p>
            <text:p text:style-name="P14"><text:span text:style-name="T10"><text:s text:c="4"/></text:span><text:span text:style-name="T10">count = newcount;</text:span></text:p>
            <text:p text:style-name="P14"><text:span text:style-name="T10"><text:s text:c="4"/></text:span><text:span text:style-name="T10">return this;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public </text:span><text:span text:style-name="T11">atomic</text:span><text:span text:style-name="T10"> int length() { return count; }</text:span></text:p>
            <text:p text:style-name="P14"><text:span text:style-name="T10"><text:s text:c="2"/></text:span><text:span text:style-name="T10">public </text:span><text:span text:style-name="T11">atomic</text:span><text:span text:style-name="T10"> void getChars(...) { ... }</text:span></text:p>
            <text:p text:style-name="P14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6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Solving the lock ordering problem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3.914cm" svg:height="2.077cm" svg:x="2.059cm" svg:y="0.785cm" presentation:class="title" presentation:user-transformed="true">
          <draw:text-box>
            <text:p text:style-name="P1">Solving the lock ordering problem</text:p>
          </draw:text-box>
        </draw:frame>
        <draw:frame draw:style-name="gr2" draw:text-style-name="P15" draw:layer="layout" svg:width="22.41cm" svg:height="3.475cm" svg:x="3.4cm" svg:y="3.241cm">
          <draw:text-box>
            <text:p text:style-name="P14"><text:span text:style-name="T10">void pushFlow(Vertex v1, Vertex v2, double flow) {</text:span></text:p>
            <text:p text:style-name="P14"><text:span text:style-name="T10"><text:s text:c="2"/></text:span><text:span text:style-name="T10">v1.excess -= flow; /* </text:span><text:span text:style-name="T16">Move excess flow from v1</text:span><text:span text:style-name="T10"> */</text:span></text:p>
            <text:p text:style-name="P14"><text:span text:style-name="T10"><text:s text:c="2"/></text:span><text:span text:style-name="T10">v2.excess += flow; /* </text:span><text:span text:style-name="T16">...to v2</text:span><text:span text:style-name="T10"> */</text:span></text:p>
            <text:p text:style-name="P14"><text:span text:style-name="T10">}</text:span></text:p>
          </draw:text-box>
        </draw:frame>
        <draw:frame presentation:style-name="pr11" draw:text-style-name="P7" draw:layer="layout" svg:width="24.368cm" svg:height="6.751cm" svg:x="2.059cm" svg:y="12.418cm" presentation:class="outline" presentation:user-transformed="true">
          <draw:text-box>
            <text:list text:style-name="L3">
              <text:list-item>
                <text:p text:style-name="P13">Simple <text:span text:style-name="T7">network flow algorithm</text:span></text:p>
              </text:list-item>
            </text:list>
            <text:list text:style-name="L3">
              <text:list-item>
                <text:p text:style-name="P13">“Flow” moved from node to node in the graph</text:p>
              </text:list-item>
            </text:list>
            <text:list text:style-name="L3">
              <text:list-item>
                <text:p text:style-name="P13">Updates to <text:span text:style-name="T7">two different objects</text:span></text:p>
              </text:list-item>
            </text:list>
            <text:list text:style-name="L3">
              <text:list-item>
                <text:p text:style-name="P13">Serial version above requires a complicated parallel version when using loc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7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3.914cm" svg:height="2.077cm" svg:x="2.059cm" svg:y="0.785cm" presentation:class="title" presentation:user-transformed="true">
          <draw:text-box>
            <text:p text:style-name="P1">Solving the lock ordering problem</text:p>
          </draw:text-box>
        </draw:frame>
        <draw:frame draw:style-name="gr2" draw:text-style-name="P15" draw:layer="layout" svg:width="22.41cm" svg:height="3.475cm" svg:x="3.4cm" svg:y="3.241cm">
          <draw:text-box>
            <text:p text:style-name="P14"><text:span text:style-name="T10">void pushFlow(Vertex v1, Vertex v2, double flow) {</text:span></text:p>
            <text:p text:style-name="P14"><text:span text:style-name="T10"><text:s text:c="2"/></text:span><text:span text:style-name="T10">v1.excess -= flow; /* </text:span><text:span text:style-name="T16">Move excess flow from v1</text:span><text:span text:style-name="T10"> */</text:span></text:p>
            <text:p text:style-name="P14"><text:span text:style-name="T10"><text:s text:c="2"/></text:span><text:span text:style-name="T10">v2.excess += flow; /* </text:span><text:span text:style-name="T16">...to v2</text:span><text:span text:style-name="T10"> */</text:span></text:p>
            <text:p text:style-name="P14"><text:span text:style-name="T10">}</text:span></text:p>
          </draw:text-box>
        </draw:frame>
        <draw:frame draw:style-name="gr3" draw:text-style-name="P15" draw:layer="layout" svg:width="22.411cm" svg:height="12.154cm" svg:x="3.404cm" svg:y="7.236cm">
          <draw:text-box>
            <text:p text:style-name="P14"><text:span text:style-name="T10">void pushFlow(Vertex v1, Vertex v2, double flow) {</text:span></text:p>
            <text:p text:style-name="P14"><text:span text:style-name="T10"><text:s text:c="2"/></text:span><text:span text:style-name="T10">Object lock1, lock2;</text:span></text:p>
            <text:p text:style-name="P14"><text:span text:style-name="T10"><text:s text:c="2"/></text:span><text:span text:style-name="T10">if (v1.id &lt; v2.id) { /* </text:span><text:span text:style-name="T17">avoid deadlock</text:span><text:span text:style-name="T10"> */</text:span></text:p>
            <text:p text:style-name="P14"><text:span text:style-name="T10"><text:s text:c="4"/></text:span><text:span text:style-name="T10">lock1 = v1; lock2 = v2;</text:span></text:p>
            <text:p text:style-name="P14"><text:span text:style-name="T10"><text:s text:c="2"/></text:span><text:span text:style-name="T10">} else {</text:span></text:p>
            <text:p text:style-name="P14"><text:span text:style-name="T10"><text:s text:c="4"/></text:span><text:span text:style-name="T10">lock1 = v2; lock2 = v1;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1">synchronized </text:span><text:span text:style-name="T10">(lock1) {</text:span></text:p>
            <text:p text:style-name="P14"><text:span text:style-name="T10"><text:s text:c="4"/></text:span><text:span text:style-name="T11">synchronized</text:span><text:span text:style-name="T10"> (lock2) {</text:span></text:p>
            <text:p text:style-name="P14"><text:span text:style-name="T10"><text:s text:c="6"/></text:span><text:span text:style-name="T10">v1.excess -= flow; /* </text:span><text:span text:style-name="T16">Move excess flow from v1</text:span><text:span text:style-name="T10"> */</text:span></text:p>
            <text:p text:style-name="P14"><text:span text:style-name="T10"><text:s text:c="6"/></text:span><text:span text:style-name="T10">v2.excess += flow; /* </text:span><text:span text:style-name="T16">...to v2</text:span><text:span text:style-name="T10"> */</text:span></text:p>
            <text:p text:style-name="P14"><text:span text:style-name="T10"><text:s text:c="4"/></text:span><text:span text:style-name="T10">}</text:span></text:p>
            <text:p text:style-name="P14"><text:span text:style-name="T10"><text:s text:c="2"/></text:span><text:span text:style-name="T10">}</text:span></text:p>
            <text:p text:style-name="P14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8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3.914cm" svg:height="2.077cm" svg:x="2.059cm" svg:y="0.785cm" presentation:class="title" presentation:user-transformed="true">
          <draw:text-box>
            <text:p text:style-name="P1">Solving the lock ordering problem</text:p>
          </draw:text-box>
        </draw:frame>
        <draw:frame draw:style-name="gr2" draw:text-style-name="P15" draw:layer="layout" svg:width="22.41cm" svg:height="3.475cm" svg:x="3.4cm" svg:y="3.241cm">
          <draw:text-box>
            <text:p text:style-name="P14"><text:span text:style-name="T10">void pushFlow(Vertex v1, Vertex v2, double flow) {</text:span></text:p>
            <text:p text:style-name="P14"><text:span text:style-name="T10"><text:s text:c="2"/></text:span><text:span text:style-name="T10">v1.excess -= flow; /* </text:span><text:span text:style-name="T16">Move excess flow from v1</text:span><text:span text:style-name="T10"> */</text:span></text:p>
            <text:p text:style-name="P14"><text:span text:style-name="T10"><text:s text:c="2"/></text:span><text:span text:style-name="T10">v2.excess += flow; /* </text:span><text:span text:style-name="T16">...to v2</text:span><text:span text:style-name="T10"> */</text:span></text:p>
            <text:p text:style-name="P14"><text:span text:style-name="T10">}</text:span></text:p>
          </draw:text-box>
        </draw:frame>
        <draw:frame draw:style-name="gr4" draw:text-style-name="P15" draw:layer="layout" svg:width="22.411cm" svg:height="5.209cm" svg:x="3.404cm" svg:y="9.503cm">
          <draw:text-box>
            <text:p text:style-name="P14"><text:span text:style-name="T10">void pushFlow(Vertex v1, Vertex v2, double flow) {</text:span></text:p>
            <text:p text:style-name="P14"><text:span text:style-name="T10"><text:s text:c="2"/></text:span><text:span text:style-name="T11">atomic </text:span><text:span text:style-name="T10">{</text:span></text:p>
            <text:p text:style-name="P14"><text:span text:style-name="T10"><text:s text:c="4"/></text:span><text:span text:style-name="T10">v1.excess -= flow; /* </text:span><text:span text:style-name="T16">Move excess flow from v1</text:span><text:span text:style-name="T10"> */</text:span></text:p>
            <text:p text:style-name="P14"><text:span text:style-name="T10"><text:s text:c="4"/></text:span><text:span text:style-name="T10">v2.excess += flow; /* </text:span><text:span text:style-name="T16">...to v2</text:span><text:span text:style-name="T10"> */</text:span></text:p>
            <text:p text:style-name="P14"><text:span text:style-name="T10"><text:s text:c="2"/></text:span><text:span text:style-name="T10">}</text:span></text:p>
            <text:p text:style-name="P14"><text:span text:style-name="T10">}</text:span></text:p>
          </draw:text-box>
        </draw:frame>
        <draw:frame presentation:style-name="pr12" draw:text-style-name="P7" draw:layer="layout" svg:width="24.368cm" svg:height="2.646cm" svg:x="2.059cm" svg:y="16.523cm" presentation:class="outline" presentation:user-transformed="true">
          <draw:text-box>
            <text:list text:style-name="L3">
              <text:list-item>
                <text:p text:style-name="P5"><text:span text:style-name="T7">Specifying desired atomicity property directly is much simpler for the programmer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19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Addressing reliability, fault tolerance, and priority invers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Addressing reliability, fault tolerance, and priority inversion</text:p>
          </draw:text-box>
        </draw:frame>
        <draw:frame presentation:style-name="pr4" draw:text-style-name="P7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18">A proper implementation of the transaction mechanism allows <text:span text:style-name="T7">constant-time abort</text:span></text:p>
              </text:list-item>
            </text:list>
            <text:list text:style-name="L3">
              <text:list-item>
                <text:list>
                  <text:list-item>
                    <text:p text:style-name="P21">Allows us to solve priority inversion by aborting the low-priority thread!</text:p>
                  </text:list-item>
                </text:list>
              </text:list-item>
            </text:list>
            <text:list text:style-name="L3">
              <text:list-item>
                <text:p text:style-name="P18">Atomicity properties are <text:span text:style-name="T7">modular</text:span> – no global lock ordering required</text:p>
              </text:list-item>
            </text:list>
            <text:list text:style-name="L3">
              <text:list-item>
                <text:p text:style-name="P18">A <text:span text:style-name="T7">reasonable semantics for exceptions</text:span>: critical region aborted/undone. <text:s/>No dangling locks.</text:p>
              </text:list-item>
            </text:list>
            <text:list text:style-name="L3">
              <text:list-item>
                <text:p text:style-name="P18">Failure of one thread will not cause the system to fail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20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Programming Reliable Systems<text:line-break/>(is hard)</text:p>
          </draw:text-box>
        </draw:frame>
        <draw:frame presentation:style-name="pr4" draw:text-style-name="P7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5">Problems with traditional software development</text:p>
              </text:list-item>
            </text:list>
            <text:list text:style-name="L3">
              <text:list-item>
                <text:list>
                  <text:list-item>
                    <text:p text:style-name="P6">lock orde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roper atomic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ault-toler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riority inversion</text:p>
                  </text:list-item>
                </text:list>
              </text:list-item>
            </text:list>
            <text:list text:style-name="L3">
              <text:list-item>
                <text:p text:style-name="P5">Language-level Transactions</text:p>
              </text:list-item>
            </text:list>
            <text:list text:style-name="L3">
              <text:list-item>
                <text:p text:style-name="P5"><text:span text:style-name="T7">How?</text:span></text:p>
              </text:list-item>
            </text:list>
            <text:list text:style-name="L3">
              <text:list-item>
                <text:list>
                  <text:list-item>
                    <text:p text:style-name="P6">Software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Hardware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oth!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21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Software Transaction Implementat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Software Transaction Implementation</text:p>
          </draw:text-box>
        </draw:frame>
        <draw:frame presentation:style-name="pr13" draw:text-style-name="P7" draw:layer="layout" svg:width="24.368cm" svg:height="15.003cm" svg:x="2.148cm" svg:y="4.573cm" presentation:class="outline" presentation:user-transformed="true">
          <draw:text-box>
            <text:list text:style-name="L3">
              <text:list-item>
                <text:p text:style-name="P22"><text:span text:style-name="T7">Goals:</text:span></text:p>
              </text:list-item>
            </text:list>
            <text:list text:style-name="L3">
              <text:list-item>
                <text:list>
                  <text:list-item>
                    <text:p text:style-name="P23">Non-transactional operations should be fa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Reads should be faster than wri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Minimal amount of object bloat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7">Solution:</text:span></text:p>
              </text:list-item>
            </text:list>
            <text:list text:style-name="L3">
              <text:list-item>
                <text:list>
                  <text:list-item>
                    <text:p text:style-name="P23">Use special <text:span text:style-name="T18">FLAG</text:span> value to indicate “location involved in a transaction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Object points to a linked list of <text:span text:style-name="T7">versions</text:span>, containing values written by (in-progress, committed, or aborted) transa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Semantic value of <text:span text:style-name="T18">FLAG</text:span>ged field is: “value of the first version owned by a committed transaction on the version list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Values which are “really” FLAG are handled with an escape mechanis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22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Transactions using version lists" draw:style-name="dp1" draw:master-page-name="Default" presentation:presentation-page-layout-name="AL4T11">
        <office:forms form:automatic-focus="false" form:apply-design-mode="false"/>
        <draw:frame presentation:style-name="pr1" draw:text-style-name="P2" draw:layer="layout" svg:width="23.914cm" svg:height="3.51cm" svg:x="2.059cm" svg:y="0cm" presentation:class="title" presentation:user-transformed="true">
          <draw:text-box>
            <text:p text:style-name="P1">Transactions using version lists</text:p>
          </draw:text-box>
        </draw:frame>
        <draw:frame draw:style-name="gr5" draw:text-style-name="P24" draw:layer="layout" svg:width="15.399cm" svg:height="17.255cm" svg:x="6.451cm" svg:y="2.359cm">
          <draw:image xlink:href="Pictures/2000014100003C260000465B60507AA6.wmf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23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erformance" draw:style-name="dp3" draw:master-page-name="Default" presentation:presentation-page-layout-name="AL2T1">
        <office:forms form:automatic-focus="false" form:apply-design-mode="false"/>
        <draw:frame presentation:style-name="pr14" draw:text-style-name="P2" draw:layer="layout" svg:width="23.91cm" svg:height="3.501cm" svg:x="2.059cm" svg:y="0.785cm" presentation:class="title" presentation:user-transformed="true">
          <draw:text-box>
            <text:p text:style-name="P1"><text:span text:style-name="T19">Performance</text:span></text:p>
          </draw:text-box>
        </draw:frame>
        <draw:frame presentation:style-name="pr15" draw:text-style-name="P7" draw:layer="layout" svg:width="24.364cm" svg:height="15.439cm" svg:x="2.059cm" svg:y="3.726cm" presentation:class="outline" presentation:user-transformed="true">
          <draw:text-box>
            <text:list text:style-name="L3">
              <text:list-item>
                <text:p text:style-name="P25"><text:span text:style-name="T20">Non-transactional code only needs to check whether a memory operand is </text:span><text:span text:style-name="T21">FLAG</text:span><text:span text:style-name="T20"> before continuing.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22">On superscalar processors, there are plenty of extra functional units to do the che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2">The branch is extremely predict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2">This gives only a few % slowdown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20">Once </text:span><text:span text:style-name="T21">FLAG</text:span><text:span text:style-name="T20">ged, transactional code operates directly on the object’s “version”</text:span></text:p>
              </text:list-item>
            </text:list>
            <text:list text:style-name="L3">
              <text:list-item>
                <text:p text:style-name="P25"><text:span text:style-name="T20">Creating versions can be an issue for large arrays; use “functional array” techniq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182cm" svg:height="9.578cm" svg:x="3.704cm" svg:y="2.796cm" draw:page-number="24" presentation:class="page"/>
          <draw:frame presentation:style-name="pr16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Non-blocking algorithms are hard!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Non-blocking algorithms are hard!</text:p>
          </draw:text-box>
        </draw:frame>
        <draw:frame presentation:style-name="pr17" draw:text-style-name="P7" draw:layer="layout" svg:width="24.368cm" svg:height="15.443cm" svg:x="2.059cm" svg:y="3.726cm" presentation:class="outline" presentation:user-transformed="true">
          <draw:text-box>
            <text:list text:style-name="L3">
              <text:list-item>
                <text:p text:style-name="P27">In published work on Synthesis, a non-blocking operating system implementation, three separate races were found:</text:p>
              </text:list-item>
            </text:list>
            <text:list text:style-name="L3">
              <text:list-item>
                <text:list>
                  <text:list-item>
                    <text:p text:style-name="P28">One <text:span text:style-name="T7">ABA problem</text:span> in LIFO sta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One <text:span text:style-name="T7">likely race</text:span> in MP-SC FIFO que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One <text:span text:style-name="T7">interesting corner case</text:span> in quaject callback handling</text:p>
                  </text:list-item>
                </text:list>
              </text:list-item>
            </text:list>
            <text:list text:style-name="L3">
              <text:list-item>
                <text:p text:style-name="P27">It's hard to get these right! <text:s/>Ad hoc reasoning doesn't cut it.</text:p>
              </text:list-item>
            </text:list>
            <text:list text:style-name="L3">
              <text:list-item>
                <text:p text:style-name="P27">Non-blocking algorithms are too hard for the programmer</text:p>
              </text:list-item>
            </text:list>
            <text:list text:style-name="L3">
              <text:list-item>
                <text:p text:style-name="P27">Let's get it right <text:span text:style-name="T7">once</text:span> (and verify this!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25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The Spin Model Checker 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29">The Spin Model Checker<text:tab/></text:p>
          </draw:text-box>
        </draw:frame>
        <draw:frame presentation:style-name="pr18" draw:text-style-name="P7" draw:layer="layout" svg:width="24.368cm" svg:height="15.566cm" svg:x="2.059cm" svg:y="3.515cm" presentation:class="outline" presentation:user-transformed="true">
          <draw:text-box>
            <text:list text:style-name="L3">
              <text:list-item>
                <text:p text:style-name="P11">Spin is a <text:span text:style-name="T7">model checker</text:span> for communicating concurrent processes. <text:s/>It checks:</text:p>
              </text:list-item>
            </text:list>
            <text:list text:style-name="L3">
              <text:list-item>
                <text:list>
                  <text:list-item>
                    <text:p text:style-name="P12">Safety/termination propert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Liveness/deadlock propert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Path assertions (requirements/never claims)</text:p>
                  </text:list-item>
                </text:list>
              </text:list-item>
            </text:list>
            <text:list text:style-name="L3">
              <text:list-item>
                <text:p text:style-name="P11">It works on <text:span text:style-name="T7">finite</text:span> models, written the Promela language, which describe <text:span text:style-name="T7">infinite</text:span> executions.</text:p>
              </text:list-item>
            </text:list>
            <text:list text:style-name="L3">
              <text:list-item>
                <text:p text:style-name="P11">Explores the <text:span text:style-name="T7">entire state space</text:span> of the model, including all possible concurrent executions, verifying that Bad Things don't happen.</text:p>
              </text:list-item>
            </text:list>
            <text:list text:style-name="L3">
              <text:list-item>
                <text:p text:style-name="P11">Not an absolute proof – pretty useful in practice</text:p>
              </text:list-item>
            </text:list>
            <text:list text:style-name="L3">
              <text:list-item>
                <text:p text:style-name="P11"><text:span text:style-name="T7">Make systems reliable by concentrating complexity in a verifiable compon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26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Spin theory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914cm" svg:height="1.861cm" svg:x="2.059cm" svg:y="0.785cm" presentation:class="title" presentation:user-transformed="true">
          <draw:text-box>
            <text:p text:style-name="P1">Spin theory</text:p>
          </draw:text-box>
        </draw:frame>
        <draw:frame presentation:style-name="pr19" draw:text-style-name="P7" draw:layer="layout" svg:width="24.368cm" svg:height="17.088cm" svg:x="2.059cm" svg:y="2.531cm" presentation:class="outline" presentation:user-transformed="true">
          <draw:text-box>
            <text:list text:style-name="L3">
              <text:list-item>
                <text:p text:style-name="P5">Generates a <text:span text:style-name="T7">Büchi Automaton</text:span> from the Promela specification.</text:p>
              </text:list-item>
            </text:list>
            <text:list text:style-name="L3">
              <text:list-item>
                <text:list>
                  <text:list-item>
                    <text:p text:style-name="P6">Finite-state machine w/ special acceptance condi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ransitions correspond to executability of statements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7">Depth-first search of state space</text:span>, with each state stored in a hashtable to detect cycles and prevent duplication of work</text:p>
              </text:list-item>
            </text:list>
            <text:list text:style-name="L3">
              <text:list-item>
                <text:list>
                  <text:list-item>
                    <text:p text:style-name="P6">If <text:span text:style-name="T23">x</text:span> followed by <text:span text:style-name="T23">y</text:span> leads to the same state as <text:span text:style-name="T23">y</text:span> followed by <text:span text:style-name="T23">x</text:span>, will not re-traverse the succeeding steps</text:p>
                  </text:list-item>
                </text:list>
              </text:list-item>
            </text:list>
            <text:list text:style-name="L3">
              <text:list-item>
                <text:p text:style-name="P5">If memory is not sufficient to hold all states, may <text:span text:style-name="T7">ignore hashtable collisions</text:span>: requires one bit per entry. <text:s/># collisions provides approximate coverage metr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27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Verified Software Transaction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Verified Software Transactions</text:p>
          </draw:text-box>
        </draw:frame>
        <draw:frame presentation:style-name="pr4" draw:text-style-name="P7" draw:layer="layout" svg:width="24.368cm" svg:height="13.714cm" svg:x="2.059cm" svg:y="5.455cm" presentation:class="outline" presentation:user-transformed="true">
          <draw:text-box>
            <text:list text:style-name="L3">
              <text:list-item>
                <text:p text:style-name="P13">Modelled the software transaction implementation in Promela</text:p>
              </text:list-item>
            </text:list>
            <text:list text:style-name="L3">
              <text:list-item>
                <text:p text:style-name="P13">Low-level model – every memory operation represented</text:p>
              </text:list-item>
            </text:list>
            <text:list text:style-name="L3">
              <text:list-item>
                <text:p text:style-name="P13">Spin used 16G of memory to exhaustively verify the implementation within a 6-version 2-object scop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28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Hardware Implementat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Hardware Implementation</text:p>
          </draw:text-box>
        </draw:frame>
        <draw:frame presentation:style-name="pr20" draw:text-style-name="P7" draw:layer="layout" svg:width="24.368cm" svg:height="15.39cm" svg:x="2.059cm" svg:y="3.779cm" presentation:class="outline" presentation:user-transformed="true">
          <draw:text-box>
            <text:list text:style-name="L3">
              <text:list-item>
                <text:p text:style-name="P30">Following earlier work by Knight '86, Herlihy and Moss '92, '93</text:p>
              </text:list-item>
            </text:list>
            <text:list text:style-name="L3">
              <text:list-item>
                <text:p text:style-name="P30">Cache is used to store uncommitted transactional state (marked with a T bit)</text:p>
              </text:list-item>
            </text:list>
            <text:list text:style-name="L3">
              <text:list-item>
                <text:p text:style-name="P30">Main memory contains 'backup state'</text:p>
              </text:list-item>
            </text:list>
            <text:list text:style-name="L3">
              <text:list-item>
                <text:p text:style-name="P30">Cache-coherence protocol extended to coordinate transactions</text:p>
              </text:list-item>
            </text:list>
            <text:list text:style-name="L3">
              <text:list-item>
                <text:p text:style-name="P30">Our recent work (Ananian, Asanović, Kuszmaul, Leiserson, Lie HPCA 2005) overcomes transaction-size limitations in earlier designs</text:p>
              </text:list-item>
            </text:list>
            <text:list text:style-name="L3">
              <text:list-item>
                <text:p text:style-name="P30">Near-zero performance overhead.</text:p>
              </text:list-item>
            </text:list>
            <text:list text:style-name="L3">
              <text:list-item>
                <text:list>
                  <text:list-item>
                    <text:p text:style-name="P31">Piggy-backs on existing cache coherency traff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29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Hardware Transaction Cache Organization" draw:style-name="dp1" draw:master-page-name="Default" presentation:presentation-page-layout-name="AL5T14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Hardware Transaction Cache Organization</text:p>
          </draw:text-box>
        </draw:frame>
        <draw:frame presentation:style-name="pr21" draw:text-style-name="P7" draw:layer="layout" svg:width="24.368cm" svg:height="5.507cm" svg:x="2.059cm" svg:y="13.891cm" presentation:class="outline" presentation:user-transformed="true">
          <draw:text-box>
            <text:list text:style-name="L3">
              <text:list-item>
                <text:p text:style-name="P5">Each cache line gets a “T” bit indicating that this line is involved in a transaction</text:p>
              </text:list-item>
            </text:list>
            <text:list text:style-name="L3">
              <text:list-item>
                <text:p text:style-name="P5">On abort, “T” lines are invalidated</text:p>
              </text:list-item>
            </text:list>
            <text:list text:style-name="L3">
              <text:list-item>
                <text:p text:style-name="P5">On commit, the T bits are cleared</text:p>
              </text:list-item>
            </text:list>
            <text:list text:style-name="L3">
              <text:list-item>
                <text:p text:style-name="P5">Overflow mechanism</text:p>
              </text:list-item>
            </text:list>
          </draw:text-box>
        </draw:frame>
        <draw:frame draw:style-name="gr5" draw:text-style-name="P24" draw:layer="layout" svg:width="16.105cm" svg:height="8.771cm" svg:x="5.988cm" svg:y="4.635cm">
          <draw:image xlink:href="Pictures/200000BC00003EE800002241E645B8AC.wmf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30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Register File Modifications" draw:style-name="dp1" draw:master-page-name="Default" presentation:presentation-page-layout-name="AL6T6">
        <office:forms form:automatic-focus="false" form:apply-design-mode="false"/>
        <draw:frame presentation:style-name="pr22" draw:text-style-name="P2" draw:layer="layout" svg:width="23.914cm" svg:height="2.024cm" svg:x="2.059cm" svg:y="0.785cm" presentation:class="title" presentation:user-transformed="true">
          <draw:text-box>
            <text:p text:style-name="P1">Register File Modifications</text:p>
          </draw:text-box>
        </draw:frame>
        <draw:frame presentation:style-name="pr23" draw:text-style-name="P7" draw:layer="layout" svg:width="9.503cm" svg:height="16.523cm" svg:x="0.97cm" svg:y="3.51cm" presentation:class="outline" presentation:user-transformed="true">
          <draw:text-box>
            <text:list text:style-name="L3">
              <text:list-item>
                <text:p text:style-name="P5">Minor modifications to the processor rename table to support register restore after transaction abort.</text:p>
              </text:list-item>
            </text:list>
          </draw:text-box>
        </draw:frame>
        <draw:frame draw:style-name="gr5" draw:text-style-name="P24" draw:layer="layout" svg:width="17.687cm" svg:height="16.894cm" svg:x="9.719cm" svg:y="2.491cm">
          <draw:image xlink:href="Pictures/2000012600003BD2000034FE0D413A16.wmf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layer="layout" svg:width="12.77cm" svg:height="9.578cm" svg:x="4.41cm" svg:y="2.796cm" draw:page-number="31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Hardware/Software Implementation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Hardware/Software Implementation</text:p>
          </draw:text-box>
        </draw:frame>
        <draw:frame presentation:style-name="pr24" draw:text-style-name="P7" draw:layer="layout" svg:width="24.368cm" svg:height="16.721cm" svg:x="2.059cm" svg:y="3.515cm" presentation:class="outline" presentation:user-transformed="true">
          <draw:text-box>
            <text:list text:style-name="L3">
              <text:list-item>
                <text:p text:style-name="P32">Hardware transaction implementation is very fast! <text:s/>But it is limited:</text:p>
              </text:list-item>
            </text:list>
            <text:list text:style-name="L3">
              <text:list-item>
                <text:list>
                  <text:list-item>
                    <text:p text:style-name="P33">Slow once you exceed Cache capac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Transaction lifetime limits (context switch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Limited semantic flexibility (nesting, etc)</text:p>
                  </text:list-item>
                </text:list>
              </text:list-item>
            </text:list>
            <text:list text:style-name="L3">
              <text:list-item>
                <text:p text:style-name="P32">Software transaction implementation is unlimited and very flexible!</text:p>
              </text:list-item>
            </text:list>
            <text:list text:style-name="L3">
              <text:list-item>
                <text:list>
                  <text:list-item>
                    <text:p text:style-name="P33">But transactions may be slow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7">Solution: failover from hardware to software</text:span></text:p>
              </text:list-item>
            </text:list>
            <text:list text:style-name="L3">
              <text:list-item>
                <text:list>
                  <text:list-item>
                    <text:p text:style-name="P33">Simplest mechanism: after first hardware abort, execute transaction in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Need to ensure that the two algorithms play nicely with each other (consistent views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7cm" svg:height="9.578cm" svg:x="4.41cm" svg:y="2.796cm" draw:page-number="32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Overcoming HW size limitations" draw:style-name="dp1" draw:master-page-name="Default" presentation:presentation-page-layout-name="AL7T17">
        <office:forms form:automatic-focus="false" form:apply-design-mode="false"/>
        <draw:frame presentation:style-name="pr25" draw:text-style-name="P2" draw:layer="layout" svg:width="23.914cm" svg:height="2.267cm" svg:x="2.059cm" svg:y="0cm" presentation:class="title" presentation:user-transformed="true">
          <draw:text-box>
            <text:p text:style-name="P1">Overcoming HW size limitations</text:p>
          </draw:text-box>
        </draw:frame>
        <draw:frame presentation:style-name="pr26" draw:text-style-name="P7" draw:layer="layout" svg:width="24.368cm" svg:height="4.383cm" svg:x="2.059cm" svg:y="2.002cm" presentation:class="outline" presentation:user-transformed="true">
          <draw:text-box>
            <text:list text:style-name="L3">
              <text:list-item>
                <text:p text:style-name="P5">Simple node-push benchmark</text:p>
              </text:list-item>
            </text:list>
            <text:list text:style-name="L3">
              <text:list-item>
                <text:p text:style-name="P5">As xaction size increases, we eventually run out of cache space in the HW transaction scheme</text:p>
              </text:list-item>
            </text:list>
          </draw:text-box>
        </draw:frame>
        <draw:g>
          <draw:frame draw:style-name="gr7" draw:layer="layout" svg:width="21.586cm" svg:height="13.542cm" svg:x="2.54cm" svg:y="6.028cm">
            <draw:object-ole draw:class-id="00000000-0000-0000-0000-000000000000" xlink:href="./Object 1" xlink:type="simple" xlink:show="embed" xlink:actuate="onLoad"/>
            <draw:image xlink:href="./ObjectReplacements/Object 1" xlink:type="simple" xlink:show="embed" xlink:actuate="onLoad"/>
          </draw:frame>
          <draw:rect draw:style-name="gr8" draw:text-style-name="P34" draw:layer="layout" svg:width="21.586cm" svg:height="13.542cm" svg:x="2.54cm" svg:y="6.028cm" draw:corner-radius="0.004cm">
            <text:p text:style-name="P4"/>
          </draw:rect>
        </draw:g>
        <draw:frame draw:style-name="gr9" draw:text-style-name="P15" draw:layer="layout" svg:width="6.35cm" svg:height="2.796cm" svg:x="16.475cm" svg:y="11.267cm">
          <draw:text-box>
            <text:p text:style-name="P14"><text:span text:style-name="T24">HTM Transactions stop fitting after this point</text:span></text:p>
          </draw:text-box>
        </draw:frame>
        <draw:line draw:style-name="gr10" draw:text-style-name="P24" draw:layer="layout" svg:x1="16.395cm" svg:y1="12.828cm" svg:x2="14.777cm" svg:y2="13.979cm">
          <text:p text:style-name="P4"/>
        </draw:line>
        <presentation:notes draw:style-name="dp2">
          <draw:page-thumbnail draw:layer="layout" svg:width="12.77cm" svg:height="9.578cm" svg:x="4.41cm" svg:y="2.796cm" draw:page-number="33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7T17">
        <office:forms form:automatic-focus="false" form:apply-design-mode="false"/>
        <draw:frame presentation:style-name="pr25" draw:text-style-name="P2" draw:layer="layout" svg:width="23.914cm" svg:height="2.267cm" svg:x="2.059cm" svg:y="0cm" presentation:class="title" presentation:user-transformed="true">
          <draw:text-box>
            <text:p text:style-name="P1">Overcoming HW size limitations</text:p>
          </draw:text-box>
        </draw:frame>
        <draw:frame presentation:style-name="pr26" draw:text-style-name="P7" draw:layer="layout" svg:width="24.368cm" svg:height="4.383cm" svg:x="2.059cm" svg:y="2.002cm" presentation:class="outline" presentation:user-transformed="true">
          <draw:text-box>
            <text:list text:style-name="L3">
              <text:list-item>
                <text:p text:style-name="P5">Simple node-push benchmark</text:p>
              </text:list-item>
            </text:list>
            <text:list text:style-name="L3">
              <text:list-item>
                <text:p text:style-name="P5"><text:span text:style-name="T7">Hybrid scheme best of both worlds!</text:span></text:p>
              </text:list-item>
            </text:list>
          </draw:text-box>
        </draw:frame>
        <draw:frame draw:style-name="gr11" draw:layer="layout" svg:width="21.59cm" svg:height="13.529cm" svg:x="2.544cm" svg:y="6.028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2.77cm" svg:height="9.578cm" svg:x="4.41cm" svg:y="2.796cm" draw:page-number="34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914cm" svg:height="3.51cm" svg:x="2.059cm" svg:y="0.785cm" presentation:class="title" presentation:user-transformed="true">
          <draw:text-box>
            <text:p text:style-name="P1">Conclusions</text:p>
          </draw:text-box>
        </draw:frame>
        <draw:frame presentation:style-name="pr27" draw:text-style-name="P7" draw:layer="layout" svg:width="24.368cm" svg:height="15.019cm" svg:x="2.059cm" svg:y="4.15cm" presentation:class="outline" presentation:user-transformed="true">
          <draw:text-box>
            <text:list text:style-name="L3">
              <text:list-item>
                <text:p text:style-name="P35">Language-level transactions provide a more-modular way to build reliable concurrent systems.</text:p>
              </text:list-item>
            </text:list>
            <text:list text:style-name="L3">
              <text:list-item>
                <text:p text:style-name="P35">Transactions can reduce software complexity and eliminate common programmer mistakes</text:p>
              </text:list-item>
            </text:list>
            <text:list text:style-name="L3">
              <text:list-item>
                <text:p text:style-name="P35">We've implemented a transaction mechanism for Java programs using software, hardware, and (in progress) joint approaches using the FLEX compiler infrastructure.</text:p>
              </text:list-item>
            </text:list>
            <text:list text:style-name="L3">
              <text:list-item>
                <text:p text:style-name="P35">Transactions can be efficient and practical to use!</text:p>
              </text:list-item>
            </text:list>
          </draw:text-box>
        </draw:frame>
        <presentation:notes draw:style-name="dp2">
          <draw:page-thumbnail draw:layer="layout" svg:width="12.77cm" svg:height="9.578cm" svg:x="4.41cm" svg:y="2.796cm" draw:page-number="35"/>
          <draw:frame presentation:style-name="pr3" draw:text-style-name="P4" draw:layer="layout" svg:width="15.024cm" svg:height="10.628cm" svg:x="3.294cm" svg:y="13.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9966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font-family-asian="Arial" style:font-family-generic-asian="swiss" style:font-pitch-asian="variable" style:font-size-asian="40pt" style:font-style-asian="normal" style:font-weight-asian="normal" style:font-family-complex="Arial" style:font-family-generic-complex="swiss" style:font-pitch-complex="variable" style:font-size-complex="4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cccccc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003366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e6e6e6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e6e6e6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e6e6e6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e6e6e6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e6e6e6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e6e6e6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e6e6e6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e6e6e6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cm" fo:line-height="100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e6e6e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cm" fo:line-height="100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Arial" style:font-family-generic-asian="swiss" style:font-pitch-asian="variable" style:font-size-asian="26pt" style:font-family-complex="Arial" style:font-family-generic-complex="swiss" style:font-pitch-complex="variable" style:font-size-complex="26pt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cm" fo:line-height="100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cm" fo:line-height="100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cm" fo:line-height="100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cm" fo:line-height="100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cm" fo:line-height="100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cm" fo:line-height="100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cm" fo:line-height="100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e6e6e6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6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7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" style:family="graphic" style:parent-style-name="standard">
      <style:graphic-properties draw:stroke="none" draw:fill="solid" draw:fill-color="#ff9966" draw:textarea-horizontal-align="center" draw:textarea-vertical-align="middle" draw:shadow="hidden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0.556cm" fo:min-width="0cm" fo:padding-top="0cm" fo:padding-bottom="0cm" fo:padding-left="0cm" fo:padding-right="0cm" draw:shadow="hidden"/>
    </style:style>
    <style:style style:name="gr4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end" text:enable-numbering="false" fo:text-indent="0cm" style:line-break="strict"/>
    </style:style>
    <style:style style:name="P3" style:family="paragraph">
      <style:paragraph-properties style:writing-mode="lr-tb"/>
    </style:style>
    <style:style style:name="T1" style:family="text">
      <style:text-properties fo:color="#ffffff" fo:font-family="Arial" style:font-family-generic="swiss" style:font-pitch="variable" fo:font-size="12pt" style:font-size-asian="12pt" style:font-size-complex="12pt"/>
    </style:style>
    <style:style style:name="T2" style:family="text">
      <style:text-properties fo:color="#ffffff"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 draw:page-number="2"/>
      <draw:page-thumbnail draw:layer="backgroundobjects" svg:width="9.066cm" svg:height="6.799cm" svg:x="3.15cm" svg:y="11.766cm" draw:page-number="3"/>
      <draw:page-thumbnail draw:layer="backgroundobjects" svg:width="9.066cm" svg:height="6.799cm" svg:x="15.723cm" svg:y="11.766cm" draw:page-number="4"/>
    </style:handout-master>
    <style:master-page style:name="Default" style:page-layout-name="PM1" draw:style-name="dp1">
      <draw:rect draw:style-name="gr1" draw:text-style-name="P1" draw:layer="backgroundobjects" svg:width="25.986cm" svg:height="0.269cm" svg:x="2.011cm" svg:y="19.659cm" draw:corner-radius="0.004cm">
        <text:p/>
      </draw:rect>
      <draw:rect draw:style-name="gr1" draw:text-style-name="P1" draw:layer="backgroundobjects" svg:width="22.481cm" svg:height="0.269cm" svg:x="5.521cm" svg:y="20.249cm" draw:corner-radius="0.004cm">
        <text:p/>
      </draw:rect>
      <draw:rect draw:style-name="gr2" draw:text-style-name="P1" draw:layer="backgroundobjects" svg:width="25.986cm" svg:height="0.269cm" svg:x="2.011cm" svg:y="19.659cm" draw:corner-radius="0.004cm">
        <text:p/>
      </draw:rect>
      <draw:rect draw:style-name="gr2" draw:text-style-name="P1" draw:layer="backgroundobjects" svg:width="22.481cm" svg:height="0.269cm" svg:x="5.521cm" svg:y="20.197cm" draw:corner-radius="0.004cm">
        <text:p/>
      </draw:rect>
      <draw:frame draw:style-name="gr3" draw:text-style-name="P3" draw:layer="backgroundobjects" svg:width="15.143cm" svg:height="0.556cm" svg:x="12.859cm" svg:y="20.448cm">
        <draw:text-box>
          <text:p text:style-name="P2"><text:span text:style-name="T1">Ananian/Rinard</text:span><text:span text:style-name="T2">: Language-Level Transactions, HPEC '04</text:span></text:p>
        </draw:text-box>
      </draw:frame>
      <draw:frame presentation:style-name="Default-title" draw:layer="backgroundobjects" svg:width="23.91cm" svg:height="3.501cm" svg:x="2.059cm" svg:y="0.785cm" presentation:class="title" presentation:placeholder="true">
        <draw:text-box/>
      </draw:frame>
      <draw:frame presentation:style-name="Default-outline1" draw:layer="backgroundobjects" svg:width="24.364cm" svg:height="13.71cm" svg:x="2.059cm" svg:y="5.455cm" presentation:class="outline" presentation:placeholder="true">
        <draw:text-box/>
      </draw:frame>
      <presentation:notes style:page-layout-name="PM2">
        <draw:rect draw:style-name="gr4" draw:text-style-name="P1" draw:layer="backgroundobjects" svg:width="21.59cm" svg:height="27.94cm" svg:x="0cm" svg:y="0cm">
          <text:p/>
        </draw:rect>
        <draw:page-thumbnail presentation:style-name="Default-title" draw:layer="backgroundobjects" svg:width="14.182cm" svg:height="9.578cm" svg:x="3.704cm" svg:y="2.796cm" presentation:class="page"/>
        <draw:frame presentation:style-name="Default-notes" draw:layer="backgroundobjects" svg:width="15.024cm" svg:height="10.627cm" svg:x="3.294cm" svg:y="13.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Language-level Transactions for Modular Reliable Systems</dc:title>
    <meta:creation-date>2004-09-28T11:37:54</meta:creation-date>
    <dc:creator>C. Ananian</dc:creator>
    <dc:date>2007-04-09T02:02:52</dc:date>
    <meta:printed-by>C. Ananian</meta:printed-by>
    <meta:print-date>2007-04-09T02:00:26</meta:print-date>
    <dc:language>en-US</dc:language>
    <meta:editing-cycles>5</meta:editing-cycles>
    <meta:editing-duration>PT1H12M19S</meta:editing-duration>
    <meta:user-defined meta:name="Info 1"/>
    <meta:user-defined meta:name="Info 2"/>
    <meta:user-defined meta:name="Info 3"/>
    <meta:user-defined meta:name="Info 4"/>
    <meta:document-statistic meta:object-count="164"/>
  </office:meta>
</office:document-meta>
</file>